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98000001163470E5176F37CD29.png" manifest:media-type="image/png"/>
  <manifest:file-entry manifest:full-path="Pictures/10000000000004F8000002AE5FF0B8269D4C64B1.png" manifest:media-type="image/png"/>
  <manifest:file-entry manifest:full-path="Pictures/100000000000024D00000159D003B4D529E27D9C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Объект_20_без_20_заливки_20_и_20_линий">
      <style:graphic-properties draw:textarea-horizontal-align="center" draw:textarea-vertical-align="middle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13cm" draw:marker-start-width="0.395cm" draw:marker-end-width="0.395cm" svg:stroke-opacity="100%" draw:fill="solid" draw:fill-color="#ffffff" draw:opacity="90%" draw:textarea-horizontal-align="justify" draw:textarea-vertical-align="middle" draw:auto-grow-height="false" fo:min-height="0.988cm" fo:min-width="0.738cm" fo:padding-top="0.14cm" fo:padding-bottom="0.14cm" fo:padding-left="0.265cm" fo:padding-right="0.265cm" fo:wrap-option="no-wrap" draw:shadow="hidden" draw:shadow-offset-x="0.05cm" draw:shadow-offset-y="0.05cm" draw:shadow-color="#000000" draw:shadow-opacity="90%" style:protect="size"/>
      <style:paragraph-properties style:writing-mode="lr-tb"/>
    </style:style>
    <style:style style:name="gr3" style:family="graphic" style:parent-style-name="standard">
      <style:graphic-properties svg:stroke-width="0.13cm" draw:marker-start-width="0.395cm" draw:marker-end-width="0.395cm" svg:stroke-opacity="100%" draw:fill="solid" draw:fill-color="#ffffff" draw:opacity="90%" draw:textarea-horizontal-align="justify" draw:textarea-vertical-align="middle" draw:auto-grow-height="false" fo:min-height="0.988cm" fo:min-width="0.738cm" fo:padding-top="0.14cm" fo:padding-bottom="0.14cm" fo:padding-left="0.265cm" fo:padding-right="0.265cm" fo:wrap-option="no-wrap" draw:shadow="hidden" draw:shadow-offset-x="0.05cm" draw:shadow-offset-y="0.05cm" draw:shadow-color="#000000" draw:shadow-opacity="90%"/>
      <style:paragraph-properties style:writing-mode="lr-tb"/>
    </style:style>
    <style:style style:name="gr4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ed4c05" fo:font-size="36pt" fo:text-shadow="none" fo:background-color="transparent" style:font-size-asian="36pt" style:font-size-complex="36pt"/>
    </style:style>
    <style:style style:name="P3" style:family="paragraph">
      <loext:graphic-properties draw:fill="solid" draw:fill-color="#ffffff" draw:opacity="90%"/>
      <style:paragraph-properties fo:text-align="center"/>
      <style:text-properties fo:color="#ed4c05" fo:font-size="36pt" fo:text-shadow="none" fo:background-color="transparent" style:font-size-asian="36pt" style:font-size-complex="36pt"/>
    </style:style>
    <style:style style:name="T1" style:family="text">
      <style:text-properties fo:color="#ed4c05" fo:font-size="36pt" fo:text-shadow="none" fo:background-color="transparen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g>
          <draw:frame draw:style-name="gr1" draw:text-style-name="P1" draw:layer="layout" svg:width="15.581cm" svg:height="9.125cm" svg:x="2.219cm" svg:y="1.8cm">
            <draw:image xlink:href="Pictures/100000000000024D00000159D003B4D529E27D9C.png" xlink:type="simple" xlink:show="embed" xlink:actuate="onLoad" loext:mime-type="image/png">
              <text:p/>
            </draw:image>
          </draw:frame>
          <draw:custom-shape draw:style-name="gr2" draw:text-style-name="P3" draw:layer="layout" svg:width="1.8cm" svg:height="1.8cm" svg:x="4.5cm" svg:y="7.3cm">
            <text:p text:style-name="P2"><text:span text:style-name="T1">1</text:span></text:p>
            <draw:enhanced-geometry svg:viewBox="0 0 21600 21600" draw:glue-points="10800 0 3160 3160 0 10800 3160 18440 10800 21600 18440 18440 21600 10800 18440 3160 ?f14 ?f15" draw:text-areas="3200 3200 18400 18400" draw:mirror-horizontal="false" draw:mirror-vertical="false" draw:type="round-callout" draw:modifiers="-14272.0710716269 10506.163242643" draw:enhanced-path="W 0 0 21600 21600 ?f22 ?f23 ?f18 ?f19 L ?f14 ?f15 Z N">
              <draw:equation draw:name="f0" draw:formula="$0 -10800"/>
              <draw:equation draw:name="f1" draw:formula="$1 -10800"/>
              <draw:equation draw:name="f2" draw:formula="?f0 *?f0 "/>
              <draw:equation draw:name="f3" draw:formula="?f1 *?f1 "/>
              <draw:equation draw:name="f4" draw:formula="?f2 +?f3 "/>
              <draw:equation draw:name="f5" draw:formula="sqrt(?f4 )"/>
              <draw:equation draw:name="f6" draw:formula="?f5 -10800"/>
              <draw:equation draw:name="f7" draw:formula="atan2(?f1 ,?f0 )/(pi/180)"/>
              <draw:equation draw:name="f8" draw:formula="?f7 -10"/>
              <draw:equation draw:name="f9" draw:formula="?f7 +10"/>
              <draw:equation draw:name="f10" draw:formula="10800*cos(?f7 *(pi/180))"/>
              <draw:equation draw:name="f11" draw:formula="10800*sin(?f7 *(pi/180))"/>
              <draw:equation draw:name="f12" draw:formula="?f10 +10800"/>
              <draw:equation draw:name="f13" draw:formula="?f11 +10800"/>
              <draw:equation draw:name="f14" draw:formula="if(?f6 ,$0 ,?f12 )"/>
              <draw:equation draw:name="f15" draw:formula="if(?f6 ,$1 ,?f13 )"/>
              <draw:equation draw:name="f16" draw:formula="10800*cos(?f8 *(pi/180))"/>
              <draw:equation draw:name="f17" draw:formula="10800*sin(?f8 *(pi/180))"/>
              <draw:equation draw:name="f18" draw:formula="?f16 +10800"/>
              <draw:equation draw:name="f19" draw:formula="?f17 +10800"/>
              <draw:equation draw:name="f20" draw:formula="10800*cos(?f9 *(pi/180))"/>
              <draw:equation draw:name="f21" draw:formula="10800*sin(?f9 *(pi/180))"/>
              <draw:equation draw:name="f22" draw:formula="?f20 +10800"/>
              <draw:equation draw:name="f23" draw:formula="?f21 +10800"/>
              <draw:handle draw:handle-position="$0 $1"/>
            </draw:enhanced-geometry>
          </draw:custom-shape>
          <draw:custom-shape draw:style-name="gr3" draw:text-style-name="P3" draw:layer="layout" svg:width="1.8cm" svg:height="1.8cm" svg:x="7.1cm" svg:y="2cm">
            <text:p text:style-name="P2"><text:span text:style-name="T1">2</text:span></text:p>
            <draw:enhanced-geometry svg:viewBox="0 0 21600 21600" draw:glue-points="10800 0 3160 3160 0 10800 3160 18440 10800 21600 18440 18440 21600 10800 18440 3160 ?f14 ?f15" draw:text-areas="3200 3200 18400 18400" draw:mirror-horizontal="false" draw:mirror-vertical="false" draw:type="round-callout" draw:modifiers="-12449.0838423098 21935.8134369795" draw:enhanced-path="W 0 0 21600 21600 ?f22 ?f23 ?f18 ?f19 L ?f14 ?f15 Z N">
              <draw:equation draw:name="f0" draw:formula="$0 -10800"/>
              <draw:equation draw:name="f1" draw:formula="$1 -10800"/>
              <draw:equation draw:name="f2" draw:formula="?f0 *?f0 "/>
              <draw:equation draw:name="f3" draw:formula="?f1 *?f1 "/>
              <draw:equation draw:name="f4" draw:formula="?f2 +?f3 "/>
              <draw:equation draw:name="f5" draw:formula="sqrt(?f4 )"/>
              <draw:equation draw:name="f6" draw:formula="?f5 -10800"/>
              <draw:equation draw:name="f7" draw:formula="atan2(?f1 ,?f0 )/(pi/180)"/>
              <draw:equation draw:name="f8" draw:formula="?f7 -10"/>
              <draw:equation draw:name="f9" draw:formula="?f7 +10"/>
              <draw:equation draw:name="f10" draw:formula="10800*cos(?f7 *(pi/180))"/>
              <draw:equation draw:name="f11" draw:formula="10800*sin(?f7 *(pi/180))"/>
              <draw:equation draw:name="f12" draw:formula="?f10 +10800"/>
              <draw:equation draw:name="f13" draw:formula="?f11 +10800"/>
              <draw:equation draw:name="f14" draw:formula="if(?f6 ,$0 ,?f12 )"/>
              <draw:equation draw:name="f15" draw:formula="if(?f6 ,$1 ,?f13 )"/>
              <draw:equation draw:name="f16" draw:formula="10800*cos(?f8 *(pi/180))"/>
              <draw:equation draw:name="f17" draw:formula="10800*sin(?f8 *(pi/180))"/>
              <draw:equation draw:name="f18" draw:formula="?f16 +10800"/>
              <draw:equation draw:name="f19" draw:formula="?f17 +10800"/>
              <draw:equation draw:name="f20" draw:formula="10800*cos(?f9 *(pi/180))"/>
              <draw:equation draw:name="f21" draw:formula="10800*sin(?f9 *(pi/180))"/>
              <draw:equation draw:name="f22" draw:formula="?f20 +10800"/>
              <draw:equation draw:name="f23" draw:formula="?f21 +10800"/>
              <draw:handle draw:handle-position="$0 $1"/>
            </draw:enhanced-geometry>
          </draw:custom-shape>
          <draw:custom-shape draw:style-name="gr3" draw:text-style-name="P3" draw:layer="layout" svg:width="1.8cm" svg:height="1.8cm" svg:x="12.8cm" svg:y="6.6cm">
            <text:p text:style-name="P2"><text:span text:style-name="T1">3</text:span></text:p>
            <draw:enhanced-geometry svg:viewBox="0 0 21600 21600" draw:glue-points="10800 0 3160 3160 0 10800 3160 18440 10800 21600 18440 18440 21600 10800 18440 3160 ?f14 ?f15" draw:text-areas="3200 3200 18400 18400" draw:mirror-horizontal="false" draw:mirror-vertical="false" draw:type="round-callout" draw:modifiers="28184.3420322043 -6416.4353137146" draw:enhanced-path="W 0 0 21600 21600 ?f22 ?f23 ?f18 ?f19 L ?f14 ?f15 Z N">
              <draw:equation draw:name="f0" draw:formula="$0 -10800"/>
              <draw:equation draw:name="f1" draw:formula="$1 -10800"/>
              <draw:equation draw:name="f2" draw:formula="?f0 *?f0 "/>
              <draw:equation draw:name="f3" draw:formula="?f1 *?f1 "/>
              <draw:equation draw:name="f4" draw:formula="?f2 +?f3 "/>
              <draw:equation draw:name="f5" draw:formula="sqrt(?f4 )"/>
              <draw:equation draw:name="f6" draw:formula="?f5 -10800"/>
              <draw:equation draw:name="f7" draw:formula="atan2(?f1 ,?f0 )/(pi/180)"/>
              <draw:equation draw:name="f8" draw:formula="?f7 -10"/>
              <draw:equation draw:name="f9" draw:formula="?f7 +10"/>
              <draw:equation draw:name="f10" draw:formula="10800*cos(?f7 *(pi/180))"/>
              <draw:equation draw:name="f11" draw:formula="10800*sin(?f7 *(pi/180))"/>
              <draw:equation draw:name="f12" draw:formula="?f10 +10800"/>
              <draw:equation draw:name="f13" draw:formula="?f11 +10800"/>
              <draw:equation draw:name="f14" draw:formula="if(?f6 ,$0 ,?f12 )"/>
              <draw:equation draw:name="f15" draw:formula="if(?f6 ,$1 ,?f13 )"/>
              <draw:equation draw:name="f16" draw:formula="10800*cos(?f8 *(pi/180))"/>
              <draw:equation draw:name="f17" draw:formula="10800*sin(?f8 *(pi/180))"/>
              <draw:equation draw:name="f18" draw:formula="?f16 +10800"/>
              <draw:equation draw:name="f19" draw:formula="?f17 +10800"/>
              <draw:equation draw:name="f20" draw:formula="10800*cos(?f9 *(pi/180))"/>
              <draw:equation draw:name="f21" draw:formula="10800*sin(?f9 *(pi/180))"/>
              <draw:equation draw:name="f22" draw:formula="?f20 +10800"/>
              <draw:equation draw:name="f23" draw:formula="?f21 +10800"/>
              <draw:handle draw:handle-position="$0 $1"/>
            </draw:enhanced-geometry>
          </draw:custom-shape>
        </draw:g>
        <draw:g>
          <draw:frame draw:style-name="gr1" draw:text-style-name="P1" draw:layer="layout" svg:width="33.649cm" svg:height="18.147cm" svg:x="2.4cm" svg:y="13.053cm">
            <draw:image xlink:href="Pictures/10000000000004F8000002AE5FF0B8269D4C64B1.png" xlink:type="simple" xlink:show="embed" xlink:actuate="onLoad" loext:mime-type="image/png">
              <text:p/>
            </draw:image>
          </draw:frame>
          <draw:custom-shape draw:style-name="gr3" draw:text-style-name="P3" draw:layer="layout" svg:width="1.8cm" svg:height="1.8cm" svg:x="2.9cm" svg:y="17.6cm">
            <text:p text:style-name="P2"><text:span text:style-name="T1">1</text:span></text:p>
            <draw:enhanced-geometry svg:viewBox="0 0 21600 21600" draw:glue-points="10800 0 3160 3160 0 10800 3160 18440 10800 21600 18440 18440 21600 10800 18440 3160 ?f14 ?f15" draw:text-areas="3200 3200 18400 18400" draw:mirror-horizontal="false" draw:mirror-vertical="false" draw:type="round-callout" draw:modifiers="32753.8034425319 167.906718489728" draw:enhanced-path="W 0 0 21600 21600 ?f22 ?f23 ?f18 ?f19 L ?f14 ?f15 Z N">
              <draw:equation draw:name="f0" draw:formula="$0 -10800"/>
              <draw:equation draw:name="f1" draw:formula="$1 -10800"/>
              <draw:equation draw:name="f2" draw:formula="?f0 *?f0 "/>
              <draw:equation draw:name="f3" draw:formula="?f1 *?f1 "/>
              <draw:equation draw:name="f4" draw:formula="?f2 +?f3 "/>
              <draw:equation draw:name="f5" draw:formula="sqrt(?f4 )"/>
              <draw:equation draw:name="f6" draw:formula="?f5 -10800"/>
              <draw:equation draw:name="f7" draw:formula="atan2(?f1 ,?f0 )/(pi/180)"/>
              <draw:equation draw:name="f8" draw:formula="?f7 -10"/>
              <draw:equation draw:name="f9" draw:formula="?f7 +10"/>
              <draw:equation draw:name="f10" draw:formula="10800*cos(?f7 *(pi/180))"/>
              <draw:equation draw:name="f11" draw:formula="10800*sin(?f7 *(pi/180))"/>
              <draw:equation draw:name="f12" draw:formula="?f10 +10800"/>
              <draw:equation draw:name="f13" draw:formula="?f11 +10800"/>
              <draw:equation draw:name="f14" draw:formula="if(?f6 ,$0 ,?f12 )"/>
              <draw:equation draw:name="f15" draw:formula="if(?f6 ,$1 ,?f13 )"/>
              <draw:equation draw:name="f16" draw:formula="10800*cos(?f8 *(pi/180))"/>
              <draw:equation draw:name="f17" draw:formula="10800*sin(?f8 *(pi/180))"/>
              <draw:equation draw:name="f18" draw:formula="?f16 +10800"/>
              <draw:equation draw:name="f19" draw:formula="?f17 +10800"/>
              <draw:equation draw:name="f20" draw:formula="10800*cos(?f9 *(pi/180))"/>
              <draw:equation draw:name="f21" draw:formula="10800*sin(?f9 *(pi/180))"/>
              <draw:equation draw:name="f22" draw:formula="?f20 +10800"/>
              <draw:equation draw:name="f23" draw:formula="?f21 +10800"/>
              <draw:handle draw:handle-position="$0 $1"/>
            </draw:enhanced-geometry>
          </draw:custom-shape>
          <draw:custom-shape draw:style-name="gr3" draw:text-style-name="P3" draw:layer="layout" svg:width="1.8cm" svg:height="1.8cm" svg:x="9.2cm" svg:y="22.6cm">
            <text:p text:style-name="P2"><text:span text:style-name="T1">2</text:span></text:p>
            <draw:enhanced-geometry svg:viewBox="0 0 21600 21600" draw:glue-points="10800 0 3160 3160 0 10800 3160 18440 10800 21600 18440 18440 21600 10800 18440 3160 ?f14 ?f15" draw:text-areas="3200 3200 18400 18400" draw:mirror-horizontal="false" draw:mirror-vertical="false" draw:type="round-callout" draw:modifiers="-13804.3309272626 935.480288728484" draw:enhanced-path="W 0 0 21600 21600 ?f22 ?f23 ?f18 ?f19 L ?f14 ?f15 Z N">
              <draw:equation draw:name="f0" draw:formula="$0 -10800"/>
              <draw:equation draw:name="f1" draw:formula="$1 -10800"/>
              <draw:equation draw:name="f2" draw:formula="?f0 *?f0 "/>
              <draw:equation draw:name="f3" draw:formula="?f1 *?f1 "/>
              <draw:equation draw:name="f4" draw:formula="?f2 +?f3 "/>
              <draw:equation draw:name="f5" draw:formula="sqrt(?f4 )"/>
              <draw:equation draw:name="f6" draw:formula="?f5 -10800"/>
              <draw:equation draw:name="f7" draw:formula="atan2(?f1 ,?f0 )/(pi/180)"/>
              <draw:equation draw:name="f8" draw:formula="?f7 -10"/>
              <draw:equation draw:name="f9" draw:formula="?f7 +10"/>
              <draw:equation draw:name="f10" draw:formula="10800*cos(?f7 *(pi/180))"/>
              <draw:equation draw:name="f11" draw:formula="10800*sin(?f7 *(pi/180))"/>
              <draw:equation draw:name="f12" draw:formula="?f10 +10800"/>
              <draw:equation draw:name="f13" draw:formula="?f11 +10800"/>
              <draw:equation draw:name="f14" draw:formula="if(?f6 ,$0 ,?f12 )"/>
              <draw:equation draw:name="f15" draw:formula="if(?f6 ,$1 ,?f13 )"/>
              <draw:equation draw:name="f16" draw:formula="10800*cos(?f8 *(pi/180))"/>
              <draw:equation draw:name="f17" draw:formula="10800*sin(?f8 *(pi/180))"/>
              <draw:equation draw:name="f18" draw:formula="?f16 +10800"/>
              <draw:equation draw:name="f19" draw:formula="?f17 +10800"/>
              <draw:equation draw:name="f20" draw:formula="10800*cos(?f9 *(pi/180))"/>
              <draw:equation draw:name="f21" draw:formula="10800*sin(?f9 *(pi/180))"/>
              <draw:equation draw:name="f22" draw:formula="?f20 +10800"/>
              <draw:equation draw:name="f23" draw:formula="?f21 +10800"/>
              <draw:handle draw:handle-position="$0 $1"/>
            </draw:enhanced-geometry>
          </draw:custom-shape>
          <draw:custom-shape draw:style-name="gr3" draw:text-style-name="P3" draw:layer="layout" svg:width="1.8cm" svg:height="1.8cm" svg:x="25cm" svg:y="14.8cm">
            <text:p text:style-name="P2"><text:span text:style-name="T1">3</text:span></text:p>
            <draw:enhanced-geometry svg:viewBox="0 0 21600 21600" draw:glue-points="10800 0 3160 3160 0 10800 3160 18440 10800 21600 18440 18440 21600 10800 18440 3160 ?f14 ?f15" draw:text-areas="3200 3200 18400 18400" draw:mirror-horizontal="false" draw:mirror-vertical="false" draw:type="round-callout" draw:modifiers="27896.5019433648 27488.7284841755" draw:enhanced-path="W 0 0 21600 21600 ?f22 ?f23 ?f18 ?f19 L ?f14 ?f15 Z N">
              <draw:equation draw:name="f0" draw:formula="$0 -10800"/>
              <draw:equation draw:name="f1" draw:formula="$1 -10800"/>
              <draw:equation draw:name="f2" draw:formula="?f0 *?f0 "/>
              <draw:equation draw:name="f3" draw:formula="?f1 *?f1 "/>
              <draw:equation draw:name="f4" draw:formula="?f2 +?f3 "/>
              <draw:equation draw:name="f5" draw:formula="sqrt(?f4 )"/>
              <draw:equation draw:name="f6" draw:formula="?f5 -10800"/>
              <draw:equation draw:name="f7" draw:formula="atan2(?f1 ,?f0 )/(pi/180)"/>
              <draw:equation draw:name="f8" draw:formula="?f7 -10"/>
              <draw:equation draw:name="f9" draw:formula="?f7 +10"/>
              <draw:equation draw:name="f10" draw:formula="10800*cos(?f7 *(pi/180))"/>
              <draw:equation draw:name="f11" draw:formula="10800*sin(?f7 *(pi/180))"/>
              <draw:equation draw:name="f12" draw:formula="?f10 +10800"/>
              <draw:equation draw:name="f13" draw:formula="?f11 +10800"/>
              <draw:equation draw:name="f14" draw:formula="if(?f6 ,$0 ,?f12 )"/>
              <draw:equation draw:name="f15" draw:formula="if(?f6 ,$1 ,?f13 )"/>
              <draw:equation draw:name="f16" draw:formula="10800*cos(?f8 *(pi/180))"/>
              <draw:equation draw:name="f17" draw:formula="10800*sin(?f8 *(pi/180))"/>
              <draw:equation draw:name="f18" draw:formula="?f16 +10800"/>
              <draw:equation draw:name="f19" draw:formula="?f17 +10800"/>
              <draw:equation draw:name="f20" draw:formula="10800*cos(?f9 *(pi/180))"/>
              <draw:equation draw:name="f21" draw:formula="10800*sin(?f9 *(pi/180))"/>
              <draw:equation draw:name="f22" draw:formula="?f20 +10800"/>
              <draw:equation draw:name="f23" draw:formula="?f21 +10800"/>
              <draw:handle draw:handle-position="$0 $1"/>
            </draw:enhanced-geometry>
          </draw:custom-shape>
          <draw:frame draw:style-name="gr4" draw:text-style-name="P1" draw:layer="layout" svg:width="10.792cm" svg:height="7.353cm" svg:x="18.9cm" svg:y="18.032cm">
            <draw:image xlink:href="Pictures/1000000000000198000001163470E5176F37CD29.png" xlink:type="simple" xlink:show="embed" xlink:actuate="onLoad" loext:mime-type="image/png">
              <text:p/>
            </draw:image>
          </draw:frame>
          <draw:custom-shape draw:style-name="gr3" draw:text-style-name="P3" draw:layer="layout" svg:width="1.8cm" svg:height="1.8cm" svg:x="23.3cm" svg:y="25.2cm">
            <text:p text:style-name="P2"><text:span text:style-name="T1">4</text:span></text:p>
            <draw:enhanced-geometry svg:viewBox="0 0 21600 21600" draw:glue-points="10800 0 3160 3160 0 10800 3160 18440 10800 21600 18440 18440 21600 10800 18440 3160 ?f14 ?f15" draw:text-areas="3200 3200 18400 18400" draw:mirror-horizontal="false" draw:mirror-vertical="false" draw:type="round-callout" draw:modifiers="-6908.16213214881 -6068.62853970017" draw:enhanced-path="W 0 0 21600 21600 ?f22 ?f23 ?f18 ?f19 L ?f14 ?f15 Z N">
              <draw:equation draw:name="f0" draw:formula="$0 -10800"/>
              <draw:equation draw:name="f1" draw:formula="$1 -10800"/>
              <draw:equation draw:name="f2" draw:formula="?f0 *?f0 "/>
              <draw:equation draw:name="f3" draw:formula="?f1 *?f1 "/>
              <draw:equation draw:name="f4" draw:formula="?f2 +?f3 "/>
              <draw:equation draw:name="f5" draw:formula="sqrt(?f4 )"/>
              <draw:equation draw:name="f6" draw:formula="?f5 -10800"/>
              <draw:equation draw:name="f7" draw:formula="atan2(?f1 ,?f0 )/(pi/180)"/>
              <draw:equation draw:name="f8" draw:formula="?f7 -10"/>
              <draw:equation draw:name="f9" draw:formula="?f7 +10"/>
              <draw:equation draw:name="f10" draw:formula="10800*cos(?f7 *(pi/180))"/>
              <draw:equation draw:name="f11" draw:formula="10800*sin(?f7 *(pi/180))"/>
              <draw:equation draw:name="f12" draw:formula="?f10 +10800"/>
              <draw:equation draw:name="f13" draw:formula="?f11 +10800"/>
              <draw:equation draw:name="f14" draw:formula="if(?f6 ,$0 ,?f12 )"/>
              <draw:equation draw:name="f15" draw:formula="if(?f6 ,$1 ,?f13 )"/>
              <draw:equation draw:name="f16" draw:formula="10800*cos(?f8 *(pi/180))"/>
              <draw:equation draw:name="f17" draw:formula="10800*sin(?f8 *(pi/180))"/>
              <draw:equation draw:name="f18" draw:formula="?f16 +10800"/>
              <draw:equation draw:name="f19" draw:formula="?f17 +10800"/>
              <draw:equation draw:name="f20" draw:formula="10800*cos(?f9 *(pi/180))"/>
              <draw:equation draw:name="f21" draw:formula="10800*sin(?f9 *(pi/180))"/>
              <draw:equation draw:name="f22" draw:formula="?f20 +10800"/>
              <draw:equation draw:name="f23" draw:formula="?f21 +10800"/>
              <draw:handle draw:handle-position="$0 $1"/>
            </draw:enhanced-geometry>
          </draw:custom-shap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0" draw:border="0%"/>
    <draw:gradient draw:name="Заливка_20_жёлтым" draw:display-name="Заливка жёлтым" draw:style="linear" draw:start-color="#ffde59" draw:end-color="#b47804" draw:start-intensity="100%" draw:end-intensity="100%" draw:angle="300" draw:border="0%"/>
    <draw:gradient draw:name="Заливка_20_зелёным" draw:display-name="Заливка зелёным" draw:style="linear" draw:start-color="#77bc65" draw:end-color="#127622" draw:start-intensity="100%" draw:end-intensity="100%" draw:angle="300" draw:border="0%"/>
    <draw:gradient draw:name="Заливка_20_красным" draw:display-name="Заливка красным" draw:style="linear" draw:start-color="#ff6d6d" draw:end-color="#c9211e" draw:start-intensity="100%" draw:end-intensity="100%" draw:angle="300" draw:border="0%"/>
    <draw:gradient draw:name="Заливка_20_синим" draw:display-name="Заливка синим" draw:style="linear" draw:start-color="#729fcf" draw:end-color="#355269" draw:start-intensity="100%" draw:end-intensity="100%" draw:angle="300" draw:border="0%"/>
    <draw:gradient draw:name="Фигуры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ed4c05" draw:marker-start-width="0.35cm" draw:marker-start-center="false" draw:marker-end-width="0.35cm" draw:marker-end-center="false" svg:stroke-opacity="80%" draw:fill="solid" draw:fill-color="#ffffff" draw:opacity="80%" draw:textarea-horizontal-align="justify" fo:padding-top="0.125cm" fo:padding-bottom="0.125cm" fo:padding-left="0.25cm" fo:padding-right="0.25cm" draw:shadow="visible" draw:shadow-offset-x="0.05cm" draw:shadow-offset-y="0.05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0cm" fo:page-height="10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03T22:11:26.001100021</meta:creation-date>
    <dc:date>2023-01-03T23:09:05.536487882</dc:date>
    <meta:editing-duration>PT33M18S</meta:editing-duration>
    <meta:editing-cycles>10</meta:editing-cycles>
    <meta:generator>LibreOffice/6.4.7.2$Linux_X86_64 LibreOffice_project/40$Build-2</meta:generator>
    <meta:document-statistic meta:object-count="12"/>
  </office:meta>
</office:document-meta>
</file>